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2c33a" officeooo:paragraph-rsid="0012c33a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12c33a" officeooo:paragraph-rsid="0012c33a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2c33a" officeooo:paragraph-rsid="0012c33a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Times new roman" officeooo:rsid="0014b099" officeooo:paragraph-rsid="0014b099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Times new roman" fo:font-weight="bold" officeooo:rsid="0014b099" officeooo:paragraph-rsid="0014b099" style:font-weight-asian="bold" style:font-weight-complex="bold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Times new roman" officeooo:rsid="0014b099" officeooo:paragraph-rsid="0014b099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Times new roman" fo:font-weight="bold" officeooo:rsid="001a1075" officeooo:paragraph-rsid="001a1075" style:font-weight-asian="bold" style:font-weight-complex="bold"/>
    </style:style>
    <style:style style:name="T1" style:family="text">
      <style:text-properties fo:font-variant="normal" fo:text-transform="none" fo:color="#000000" fo:font-size="12pt" fo:letter-spacing="normal" fo:font-style="normal" fo:font-weight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7c09" style:font-weight-asian="bold" style:font-weight-complex="bold" loext:padding="0cm" loext:border="none"/>
    </style:style>
    <style:style style:name="T4" style:family="text">
      <style:text-properties fo:font-weight="normal" loext:padding="0cm" loext:border="none"/>
    </style:style>
    <style:style style:name="T5" style:family="text">
      <style:text-properties fo:font-weight="normal" officeooo:rsid="00177c09" loext:padding="0cm" loext:border="none"/>
    </style:style>
    <style:style style:name="T6" style:family="text">
      <style:text-properties fo:font-weight="normal" officeooo:rsid="00181484" loext:padding="0cm" loext:border="none"/>
    </style:style>
    <style:style style:name="T7" style:family="text">
      <style:text-properties fo:font-weight="normal" officeooo:rsid="001a1075" loext:padding="0cm" loext:border="none"/>
    </style:style>
    <style:style style:name="T8" style:family="text">
      <style:text-properties fo:font-weight="normal" style:font-weight-asian="normal" style:font-weight-complex="normal" loext:padding="0cm" loext:border="none"/>
    </style:style>
    <style:style style:name="T9" style:family="text">
      <style:text-properties fo:font-weight="normal" officeooo:rsid="001a8431" style:font-weight-asian="normal" style:font-weight-complex="normal" loext:padding="0cm" loext:border="none"/>
    </style:style>
    <style:style style:name="T10" style:family="text">
      <style:text-properties officeooo:rsid="001a1075" loext:padding="0cm" loext:border="none"/>
    </style:style>
    <style:style style:name="T11" style:family="text">
      <style:text-properties loext:padding="0cm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ción de microcontroladores, sección 21</text:p>
      <text:p text:style-name="P1">Andrea Barrientos Pineda, 20575</text:p>
      <text:p text:style-name="P1"/>
      <text:p text:style-name="P3">Prelab 02</text:p>
      <text:p text:style-name="P2"/>
      <text:list xml:id="list1389584483" text:style-name="L1">
        <text:list-item>
          <text:p text:style-name="P4"><text:span text:style-name="T2">Bits de configuración:</text:span> P<text:span text:style-name="T1">ermiten establecer condiciones iniciales en el pic, como: deshabilitiar el watchdog timer, utilizar reloj interno o externo, entre otras.</text:span></text:p>
        </text:list-item>
        <text:list-item>
          <text:p text:style-name="P5">Opciones de oscilador:</text:p>
          <text:list>
            <text:list-item>
              <text:p text:style-name="P4">Controlar el reloj de forma interna con software, o externa al uC; también, detectar fallas en el reloj externo para cambiar automáticamente al externo.</text:p>
            </text:list-item>
            <text:list-item>
              <text:p text:style-name="P4">Cambiar la velocidad de trabajo del uC, reduciendo el tiempo entre el inicio del oscilador y la ejecución del código.</text:p>
            </text:list-item>
          </text:list>
        </text:list-item>
        <text:list-item>
          <text:p text:style-name="P6"><text:span text:style-name="T3">Ciclo de máquina vs ciclo de reloj:</text:span><text:span text:style-name="T5"> </text:span><text:span text:style-name="T4">El ciclo de la máquina </text:span><text:span text:style-name="T6">se encarga de procesar la instrucción ejecutada; </text:span><text:span text:style-name="T4">mientras que el ciclo del reloj </text:span><text:span text:style-name="T6">indica la velocidad a la que se</text:span><text:span text:style-name="T4"> completa </text:span><text:span text:style-name="T6">este proceso</text:span><text:span text:style-name="T7">.</text:span></text:p>
        </text:list-item>
        <text:list-item>
          <text:p text:style-name="P7"><text:span text:style-name="T10">S</text:span><text:span text:style-name="T11">FR vs GPR:</text:span><text:span text:style-name="T8"> </text:span><text:span text:style-name="T9">Los registros GPR son utilizados en conjunto con las entradas y salidas del uC en general, mientras que los SFR están restringidos a controlar algunas funciones específicas, como funcionamiento del uC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ans CJK SC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zxx" fo:country="none" style:letter-kerning="true" style:font-name-asian="Noto Sans CJK SC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1T15:56:35.590866324</meta:creation-date>
    <dc:date>2022-01-31T16:14:43.030305217</dc:date>
    <meta:editing-duration>PT18M10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55" meta:character-count="951" meta:non-whitespace-character-count="811"/>
  </office:meta>
</office:document-meta>
</file>